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4.799cm" fo:margin-left="-0.053cm" fo:margin-top="0cm" fo:margin-bottom="0cm" table:align="left"/>
    </style:style>
    <style:style style:name="Table2.A" style:family="table-column">
      <style:table-column-properties style:column-width="10.791cm"/>
    </style:style>
    <style:style style:name="Table2.B" style:family="table-column">
      <style:table-column-properties style:column-width="0.808cm"/>
    </style:style>
    <style:style style:name="Table2.C" style:family="table-column">
      <style:table-column-properties style:column-width="0.81cm"/>
    </style:style>
    <style:style style:name="Table2.D" style:family="table-column">
      <style:table-column-properties style:column-width="0.893cm"/>
    </style:style>
    <style:style style:name="Table2.H" style:family="table-column">
      <style:table-column-properties style:column-width="0.912cm"/>
    </style:style>
    <style:style style:name="Table2.K" style:family="table-column">
      <style:table-column-properties style:column-width="0.706cm"/>
    </style:style>
    <style:style style:name="Table2.M" style:family="table-column">
      <style:table-column-properties style:column-width="0.684cm"/>
    </style:style>
    <style:style style:name="Table2.N" style:family="table-column">
      <style:table-column-properties style:column-width="0.914cm"/>
    </style:style>
    <style:style style:name="Table2.O" style:family="table-column">
      <style:table-column-properties style:column-width="0.788cm"/>
    </style:style>
    <style:style style:name="Table2.1" style:family="table-row">
      <style:table-row-properties style:min-row-height="0.487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B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e2.K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e2.B2" style:family="table-cell">
      <style:table-cell-properties style:vertical-align="bottom" fo:padding="0.097cm" fo:border-left="none" fo:border-right="none" fo:border-top="none" fo:border-bottom="0.5pt solid #000000"/>
    </style:style>
    <style:style style:name="Table2.J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2.R2" style:family="table-cell">
      <style:table-cell-properties style:vertical-align="bottom" fo:padding="0.097cm" fo:border-left="none" fo:border-right="none" fo:border-top="0.5pt solid #000000" fo:border-bottom="0.5pt solid #000000"/>
    </style:style>
    <style:style style:name="Table2.3" style:family="table-row">
      <style:table-row-properties style:min-row-height="0.529cm" fo:keep-together="auto"/>
    </style:style>
    <style:style style:name="Table2.A3" style:family="table-cell">
      <style:table-cell-properties style:vertical-align="bottom" fo:padding="0.097cm" fo:border-left="none" fo:border-right="0.5pt solid #000000" fo:border-top="none" fo:border-bottom="none"/>
    </style:style>
    <style:style style:name="Table2.99" style:family="table-row">
      <style:table-row-properties style:min-row-height="0.226cm" fo:keep-together="auto"/>
    </style:style>
    <style:style style:name="Table2.116" style:family="table-row">
      <style:table-row-properties style:min-row-height="0.123cm" fo:keep-together="auto"/>
    </style:style>
    <style:style style:name="Table2.176" style:family="table-row">
      <style:table-row-properties style:min-row-height="0.199cm" fo:keep-together="auto"/>
    </style:style>
    <style:style style:name="Table2.184" style:family="table-row">
      <style:table-row-properties style:min-row-height="0.159cm" fo:keep-together="auto"/>
    </style:style>
    <style:style style:name="Table2.194" style:family="table-row">
      <style:table-row-properties style:min-row-height="0.132cm" fo:keep-together="auto"/>
    </style:style>
    <style:style style:name="Table2.201" style:family="table-row">
      <style:table-row-properties style:min-row-height="0.459cm" fo:keep-together="auto"/>
    </style:style>
    <style:style style:name="Table2.266" style:family="table-row">
      <style:table-row-properties style:min-row-height="0.183cm" fo:keep-together="auto"/>
    </style:style>
    <style:style style:name="Table2.269" style:family="table-row">
      <style:table-row-properties style:min-row-height="0.286cm" fo:keep-together="auto"/>
    </style:style>
    <style:style style:name="P1" style:family="paragraph" style:parent-style-name="Standard">
      <style:text-properties officeooo:paragraph-rsid="005e6468"/>
    </style:style>
    <style:style style:name="P2" style:family="paragraph" style:parent-style-name="Thesis_5f_Heading1_5f_appendix" style:master-page-name="Thesis_5f_bodyPageLandscape_5f_appendix">
      <style:paragraph-properties style:page-number="auto"/>
    </style:style>
    <style:style style:name="P3" style:family="paragraph" style:parent-style-name="Thesis_5f_body">
      <style:text-properties fo:font-weight="bold" style:font-weight-asian="bold" style:font-weight-complex="bold"/>
    </style:style>
    <style:style style:name="P4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hesis_5f_body">
      <style:paragraph-properties fo:text-align="center" style:justify-single-word="false"/>
    </style:style>
    <style:style style:name="P6" style:family="paragraph" style:parent-style-name="Thesis_5f_body">
      <style:text-properties fo:font-style="italic" style:font-style-asian="italic" style:font-style-complex="italic"/>
    </style:style>
    <style:style style:name="P7" style:family="paragraph" style:parent-style-name="Thesis_5f_body">
      <style:text-properties fo:font-size="2pt" style:font-size-asian="2pt" style:font-size-complex="2pt"/>
    </style:style>
    <style:style style:name="P8" style:family="paragraph" style:parent-style-name="Thesis_5f_body">
      <style:paragraph-properties fo:text-align="center" style:justify-single-word="false"/>
      <style:text-properties fo:font-size="2p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4a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1302315" text:style-name="Thesis_5f_numbering_5f_appendix">
        <text:list-item>
          <text:h text:style-name="P2" text:outline-level="1"><text:span text:style-name="T2">Списък на макрозообентосните видове, установени в рамките на изследването (2012-2014 г.)</text:span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H"/>
        <table:table-column table:style-name="Table2.D" table:number-columns-repeated="2"/>
        <table:table-column table:style-name="Table2.K"/>
        <table:table-column table:style-name="Table2.C"/>
        <table:table-column table:style-name="Table2.M"/>
        <table:table-column table:style-name="Table2.N"/>
        <table:table-column table:style-name="Table2.O"/>
        <table:table-column table:style-name="Table2.C"/>
        <table:table-column table:style-name="Table2.O"/>
        <table:table-column table:style-name="Table2.K"/>
        <table:table-header-rows>
          <table:table-row table:style-name="Table2.1">
            <table:table-cell table:style-name="Table2.A1" office:value-type="string">
              <text:p text:style-name="Thesis_5f_body"/>
            </table:table-cell>
            <table:table-cell table:style-name="Table2.B1" table:number-columns-spanned="9" office:value-type="string">
              <text:p text:style-name="P4">пясъчно дъно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K1" table:number-columns-spanned="8" office:value-type="string">
              <text:p text:style-name="P4"><text:span text:style-name="T1">Zostera</text:span> spp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Thesis_5f_body"/>
            </table:table-cell>
            <table:table-cell table:style-name="Table2.B2" office:value-type="string">
              <text:p text:style-name="P4">K</text:p>
            </table:table-cell>
            <table:table-cell table:style-name="Table2.B2" office:value-type="string">
              <text:p text:style-name="P4">R</text:p>
            </table:table-cell>
            <table:table-cell table:style-name="Table2.B2" office:value-type="string">
              <text:p text:style-name="P4">G</text:p>
            </table:table-cell>
            <table:table-cell table:style-name="Table2.B2" office:value-type="string">
              <text:p text:style-name="P4">S1</text:p>
            </table:table-cell>
            <table:table-cell table:style-name="Table2.B2" office:value-type="string">
              <text:p text:style-name="P4">S2</text:p>
            </table:table-cell>
            <table:table-cell table:style-name="Table2.B2" office:value-type="string">
              <text:p text:style-name="P4">S3</text:p>
            </table:table-cell>
            <table:table-cell table:style-name="Table2.B2" office:value-type="string">
              <text:p text:style-name="P4">S4</text:p>
            </table:table-cell>
            <table:table-cell table:style-name="Table2.B2" office:value-type="string">
              <text:p text:style-name="P4">S5</text:p>
            </table:table-cell>
            <table:table-cell table:style-name="Table2.J2" office:value-type="string">
              <text:p text:style-name="P4">S6</text:p>
            </table:table-cell>
            <table:table-cell table:style-name="Table2.B2" office:value-type="string">
              <text:p text:style-name="P4">K</text:p>
            </table:table-cell>
            <table:table-cell table:style-name="Table2.B2" office:value-type="string">
              <text:p text:style-name="P4">R</text:p>
            </table:table-cell>
            <table:table-cell table:style-name="Table2.B2" office:value-type="string">
              <text:p text:style-name="P4">G</text:p>
            </table:table-cell>
            <table:table-cell table:style-name="Table2.B2" office:value-type="string">
              <text:p text:style-name="P4">Z1</text:p>
            </table:table-cell>
            <table:table-cell table:style-name="Table2.B2" office:value-type="string">
              <text:p text:style-name="P4">Z2</text:p>
            </table:table-cell>
            <table:table-cell table:style-name="Table2.B2" office:value-type="string">
              <text:p text:style-name="P4">Z3</text:p>
            </table:table-cell>
            <table:table-cell table:style-name="Table2.B2" office:value-type="string">
              <text:p text:style-name="P4">Z4</text:p>
            </table:table-cell>
            <table:table-cell table:style-name="Table2.R2" office:value-type="string">
              <text:p text:style-name="P4">Z5</text:p>
            </table:table-cell>
          </table:table-row>
        </table:table-header-rows>
        <table:table-row table:style-name="Table2.3">
          <table:table-cell table:style-name="Table2.A3" office:value-type="string">
            <text:p text:style-name="P3">ANNELI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LITELLA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Hirudinea g.sp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Oligochaeta g.sp.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POLYCHAE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EUNICI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Dorville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rotodorvillea kefersteini</text:span> (McIntosh, 1869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chistomeringos rudolphi</text:span> (Delle Chiaje, 182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Eunic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unice vittata</text:span> (Delle Chiaje, 182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ysidice ninetta</text:span> Audouin &amp; H. Milne Edwards, 183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HYLLODOCI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holo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holoe inornata</text:span> Johnston, 1839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olyno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Harmothoe imbricata</text:span> (Linnaeus, 176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Harmothoe reticulata</text:span> (Claparède, 1870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ext:soft-page-break/>
        <table:table-row table:style-name="Table2.1">
          <table:table-cell table:style-name="Table2.A3" office:value-type="string">
            <text:p text:style-name="P3">Sigalio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isione remota</text:span> (Southern, 1914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Glycer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6">Glycera sp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Glycera tridactyla</text:span> Schmarda, 1861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Glycera unicornis</text:span> Lamarck, 181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Hesio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phthalmus fragilis</text:span> Bobretzky, 187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6">Microphthalmus sp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Nereid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litta succinea</text:span> (Leuckart, 184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anthes sp.</text:span> Kinberg, 186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reis pelagica</text:span> Linnaeus, 175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reis perivisceralis</text:span> Claparède, 186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reis pulsatoria</text:span> (Savigny, 1822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erinereis cultrifera</text:span> (Grube, 1840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latynereis dumerilii</text:span> (Audouin &amp; Milne Edwards, 1834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Syllidae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xogone naidina</text:span> Örsted, 184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alvatoria clavata</text:span> (Claparède, 1863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phaerosyllis hystrix</text:span> Claparède, 186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Streptosyllis bidentata</text:span> Southern, 1914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yllis gracilis</text:span> Grube, 184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yllis hyalina</text:span> Grube, 186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Nephty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nephthys stammeri</text:span> (Augener, 1932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phtys cirrosa</text:span> Ehlers, 186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ephtys kersivalensis</text:span> McIntosh, 190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hyllodocidae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teone flava</text:span> (Fabricius, 1780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ulalia viridis</text:span> (Linnaeus, 176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Genetyllis tuberculata</text:span> (Bobretzky, 186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ysta picta </text:span>(Quatrefages, 1866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hyllodoce sp.</text:span> 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OLYCHAETA INCERTAE SEDIS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Dinophi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Dinophilus gyrociliatus</text:span> O. Schmidt, 185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olygord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ygordius neapolitanus</text:span> Fraipont, 188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rotodri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indrilus flavocapitatus</text:span> (Uljanin, 1877) 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6">Protodrilus sp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ext:soft-page-break/>
        <table:table-row table:style-name="Table2.1">
          <table:table-cell table:style-name="Table2.A3" office:value-type="string">
            <text:p text:style-name="P3">SABELLI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Sabel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abellaria taurica</text:span> (Rathke, 183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SPIONI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Magelo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gelona papillicornis </text:span>F. Müller, 185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gelona rosea</text:span> Moore, 190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Spio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onides paucibranchiata</text:span> Southern, 1914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ydora ciliata </text:span>(Johnston, 183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rionospio cirrifera</text:span> Wirén, 1883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pio filicornis</text:span> (Müller, 1776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TEREBELLI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Ampharetidae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elinna palmata</text:span> Grube, 187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Malda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eiochone leiopygos</text:span> (Grube, 1860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ldane glebifex</text:span> Grube, 1860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maldane ornithochaeta</text:span> Mesnil, 189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ectinar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agis koreni</text:span> Malmgren, 1866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ext:soft-page-break/>
        <table:table-row table:style-name="Table2.1">
          <table:table-cell table:style-name="Table2.A3" office:value-type="string">
            <text:p text:style-name="P3">Sternasp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ternaspis scutata</text:span> (Ranzani, 181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Terebel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mphitritides gracilis</text:span> (Grube, 1860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ycirrus caliendrum</text:span> Claparède, 1869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ycirrus jubatus</text:span> Bobretzky, 1869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apitel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apitella capitata</text:span> (Fabricius, 1780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apitella minima</text:span> Langerhans, 1881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Heteromastus filiformis </text:span>(Claparède, 1864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Ophel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Ophelia limacina</text:span> (Rathke, 1843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araonidae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ricidea (Strelzovia) claudiae</text:span> Laubier, 196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aradoneis harpagonea</text:span> (Storch, 196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99">
          <table:table-cell table:style-name="Table2.A3" office:value-type="string">
            <text:p text:style-name="P7"><text:s/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ARTHROPO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HELICERA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Acari g.sp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RUSTACE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MALACOSTRAC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DECAPO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ext:soft-page-break/>
        <table:table-row table:style-name="Table2.1">
          <table:table-cell table:style-name="Table2.A3" office:value-type="string">
            <text:p text:style-name="P3">Callianass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estarella candida</text:span> (Olivi, 1792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Dioge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Diogenes pugilator</text:span> (Roux, 1829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Panope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hithropanopeus harrisii</text:span> (Gould, 1841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Varu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rachynotus sexdentatus</text:span> (Risso, 182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Upogeb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Upogebia pusilla</text:span> (Petagna, 1792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</table:table-row>
        <table:table-row table:style-name="Table2.116"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1">
          <table:table-cell table:style-name="Table2.A3" office:value-type="string">
            <text:p text:style-name="Thesis_5f_body">Decapoda larv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AMPHIPO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Ampelisc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mpelisca diadema</text:span> (Costa, 1853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Ampitho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6">Ampithoe sp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Aor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deutopus gryllotalpa</text:span> Costa, 1853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icrodeutopus versiculatus</text:span> (Spence Bate, 185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Aty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Nototropis guttatus</text:span> Costa, 1853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ext:soft-page-break/>
        <table:table-row table:style-name="Table2.1">
          <table:table-cell table:style-name="Table2.A3" office:value-type="string">
            <text:p text:style-name="P3">Bathypore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athyporeia guilliamsoniana</text:span> (Spence Bate, 185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alliop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pherusa bispinosa</text:span> (Spence Bate, 185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oroph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rassicorophium crassicorne</text:span> (Bruzelius, 1859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onocorophium acherusicum</text:span> (Costa, 1853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onocorophium insidiosum </text:span>(Crawford, 193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Melit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elita palmata</text:span> (Montagu, 1804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Oedicerot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erioculodes longimanus</text:span> (Spence Bate &amp; Westwood, 186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Stenotho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tenothoe monoculoides </text:span>(Montagu, 1815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UMACEA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Bodotr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odotria arenosa</text:span> Goodsir, 1843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umopsis goodsir</text:span> (Van Beneden, 1861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Iphinoe tenella</text:span> Sars, 187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Nannastac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umella (Cumella) limicola</text:span> Sars, 1879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Cumella (Cumella) pygmaea</text:span> G.O. Sars, 186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seudocumat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seudocuma (Pseudocuma) longicorne</text:span> (Bate, 185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ISOPO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irola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urydice dollfusi</text:span> Monod, 1930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urydice pontica</text:span> Czerniavsky, 1868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Gnath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Elaphognathia bacescoi</text:span> (Kussakin, 1969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Idote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tenosoma capito</text:span> (Rathke, 1837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MYSI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Mys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Gastrosaccus sanctus</text:span> (Van Beneden, 1861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TANAIDACE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Apseud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pseudopsis ostroumovi</text:span> Bacescu &amp; Carausu, 1947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Leptochel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hondrochelia savignyi</text:span> (Kroyer, 1842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THECOSTRAC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SESSILI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ext:soft-page-break/>
        <table:table-row table:style-name="Table2.1">
          <table:table-cell table:style-name="Table2.A3" office:value-type="string">
            <text:p text:style-name="P3">Bala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mphibalanus improvisus</text:span> (Darwin, 1854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INSEC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Dipter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hironom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Chironomidae larv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</table:table-row>
        <table:table-row table:style-name="Table2.176"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CHORDA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EPHALOCORDA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LEPTOCARDII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Branchiostomat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ranchiostoma lanceolatum</text:span> (Pallas, 1774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VERTEBRA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Pisces larv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84">
          <table:table-cell table:style-name="Table2.A3" office:value-type="string">
            <text:p text:style-name="P7"><text:s text:c="5"/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CNIDARI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ANTHOZO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ACTINIARI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Actiniaria g.sp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99"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ECHINODERMAT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HOLOTHUROIDE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Synapt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Leptosynapta inhaerens</text:span> (O.F. Müller, 1776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94">
          <table:table-cell table:style-name="Table2.A3" office:value-type="string">
            <text:p text:style-name="P7"><text:s text:c="5"/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MOLLUSC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BIVALVI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Thrac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Thracia phaseolina</text:span> (Lamarck, 181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Seme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bra alba</text:span> (W. Wood, 1802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201">
          <table:table-cell table:style-name="Table2.A3" office:value-type="string">
            <text:p text:style-name="Thesis_5f_body"><text:span text:style-name="T1">Abra prismatica</text:span> (Montagu, 1808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bra segmentum</text:span> (Récluz, 1843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ard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canthocardia tuberculata</text:span> (Linnaeus, 175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erastoderma edule </text:span>(Linnaeus, 175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erastoderma glaucum</text:span> (Bruguière, 1789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apillicardium papillosum</text:span> (Poli, 1791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arvicardium exiguum</text:span> (Gmelin, 1791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Donac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Donax venustus</text:span> Poli, 179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Telli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Fabulina fabula</text:span> (Gmelin, 1791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comangulus tenuis </text:span>(da Costa, 177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Luci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Loripes orbiculatus</text:span> Poli, 1791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ucinella divaricata</text:span> (Linnaeus, 175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orbu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entidium mediterraneum</text:span> (O. G. Costa, 1830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Vener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hamelea gallina</text:span> (Linnaeus, 1758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itar rudis</text:span> (Poli, 1795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olititapes aureus</text:span> (Gmelin, 1791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Kell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Kellia suborbicularis</text:span> (Montagu, 1803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Mactr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actra stultorum </text:span>(Linnaeus, 175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pisula subtruncata</text:span> (da Costa, 177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Arc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Anadara kagoshimensis</text:span> (Tokunaga, 1906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Myti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ytilaster lineatus</text:span> (Gmelin, 1791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Mytilus galloprovincialis</text:span> Lamarck, 1819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GASTROPO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Cerith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ittium reticulatum</text:span> (da Costa, 1778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ext:soft-page-break/>
        <table:table-row table:style-name="Table2.1">
          <table:table-cell table:style-name="Table2.A3" office:value-type="string">
            <text:p text:style-name="P3">Caec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aecum armoricum </text:span>de Folin, 1869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aecum trachea</text:span> (Montagu, 1803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Hydrob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Hydrobia acuta</text:span> (Draparnaud, 1805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6">Hydrobia sp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Risso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issoa membranacea </text:span>(J. Adams, 1800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issoa splendida</text:span> Eichwald, 183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Mangel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Cytharella costulata</text:span> (Dunker, 1860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Muric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apana venosa</text:span> (Valenciennes, 1846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Nassari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Tritia neritea</text:span> (Linnaeus, 175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Tritia reticulata</text:span> (Linnaeus, 1758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Retus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etusa truncatula</text:span> (Bruguière, 1792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Retusa variabilis </text:span>(Milaschewitsch, 1912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yramidel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Brachystomia scalaris</text:span> (MacGillivray, 1843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ext:soft-page-break/>
        <table:table-row table:style-name="Table2.1">
          <table:table-cell table:style-name="Table2.A3" office:value-type="string">
            <text:p text:style-name="Thesis_5f_body"><text:span text:style-name="T1">Odostomia plicata </text:span>(Montagu, 1803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Parthenina interstincta</text:span> (J. Adams, 179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hasianell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Tricolia pullus</text:span> (Linnaeus, 1758)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">
          <table:table-cell table:style-name="Table2.A3" office:value-type="string">
            <text:p text:style-name="P3">Troch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Steromphala divaricata</text:span> (Linnaeus, 1758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POLYPLACOPHOR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Lepidochitonida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<text:span text:style-name="T1">Lepidochitona (Lepidochitona) cinerea</text:span> (Linnaeus, 1767)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266"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NEMERTE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Nemertea g.sp.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269"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PHORONID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Phoronida g.sp.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>+</text:p>
          </table:table-cell>
        </table:table-row>
        <table:table-row table:style-name="Table2.176"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3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PLATYHELMINTHES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3">TURBELLARIA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Thesis_5f_body">Platyhelminthes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>+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+</text:p>
          </table:table-cell>
          <table:table-cell table:style-name="Table2.A3" office:value-type="string">
            <text:p text:style-name="P5"/>
          </table:table-cell>
        </table:table-row>
        <table:table-row table:style-name="Table2.1">
          <table:table-cell table:style-name="Table2.J2" office:value-type="string">
            <text:p text:style-name="Thesis_5f_body">Turbellaria g.sp.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+</text:p>
          </table:table-cell>
          <table:table-cell table:style-name="Table2.B2" office:value-type="string">
            <text:p text:style-name="P5">+</text:p>
          </table:table-cell>
          <table:table-cell table:style-name="Table2.B2" office:value-type="string">
            <text:p text:style-name="P5">+</text:p>
          </table:table-cell>
          <table:table-cell table:style-name="Table2.B2" office:value-type="string">
            <text:p text:style-name="P5">+</text:p>
          </table:table-cell>
          <table:table-cell table:style-name="Table2.B2" office:value-type="string">
            <text:p text:style-name="P5">+</text:p>
          </table:table-cell>
          <table:table-cell table:style-name="Table2.J2" office:value-type="string">
            <text:p text:style-name="P5">+</text:p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B2" office:value-type="string">
            <text:p text:style-name="P5">+</text:p>
          </table:table-cell>
          <table:table-cell table:style-name="Table2.B2" office:value-type="string">
            <text:p text:style-name="P5">+</text:p>
          </table:table-cell>
          <table:table-cell table:style-name="Table2.B2" office:value-type="string">
            <text:p text:style-name="P5">+</text:p>
          </table:table-cell>
          <table:table-cell table:style-name="Table2.B2" office:value-type="string">
            <text:p text:style-name="P5">+</text:p>
          </table:table-cell>
          <table:table-cell table:style-name="Table2.J2" office:value-type="string">
            <text:p text:style-name="P5"/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no_5f_numbering" style:display-name="Thesis_Heading1_no_numbering" style:family="paragraph" style:parent-style-name="Thesis_5f_Heading1" style:next-style-name="Thesis_5f_body" style:default-outline-level="" style:list-style-name="">
      <style:paragraph-properties style:writing-mode="page"/>
    </style:style>
    <style:style style:name="Thesis_5f_Heading1_5f_appendix" style:display-name="Thesis_Heading1_appendix" style:family="paragraph" style:parent-style-name="Thesis_5f_Heading1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1H48M7S</meta:editing-duration>
    <meta:editing-cycles>48</meta:editing-cycles>
    <meta:generator>LibreOffice/6.0.6.2$Linux_X86_64 LibreOffice_project/00m0$Build-2</meta:generator>
    <meta:initial-creator>K</meta:initial-creator>
    <dc:date>2018-12-07T16:17:22.807903088</dc:date>
    <dc:creator>SK </dc:creator>
    <meta:document-statistic meta:table-count="1" meta:image-count="0" meta:object-count="0" meta:page-count="13" meta:paragraph-count="1041" meta:word-count="1499" meta:character-count="7032" meta:non-whitespace-character-count="6558"/>
    <meta:template xlink:type="simple" xlink:actuate="onRequest" xlink:title="thesis_styles" xlink:href="../../../../../../../../../home/eti/Templates/thesis_styles.ott" meta:date="2018-07-18T14:15:31.021078221"/>
  </office:meta>
</office:document-meta>
</file>